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3-secHead-Section-Header" presentation:presentation-page-layout-name="Master1-PPL3">
        <draw:frame draw:id="id63" draw:style-name="a381" draw:name="Picture 1" svg:x="0.35333in" svg:y="0.40667in" svg:width="9.45333in" svg:height="6.93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ue20</meta:initial-creator>
    <dc:creator>blue20</dc:creator>
    <meta:creation-date>2015-09-23T11:07:07Z</meta:creation-date>
    <dc:date>2015-09-23T12:41:03Z</dc:date>
    <meta:editing-cycles>2</meta:editing-cycles>
    <meta:editing-duration>PT5621S</meta:editing-duration>
    <meta:document-statistic meta:paragraph-count="0" meta:word-count="0"/>
  </office:meta>
</office:document-meta>
</file>